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</table:table-row>
        <table:table-row table:style-name="ro1">
          <table:table-cell office:value-type="float" office:value="0.262803872348741" calcext:value-type="float">
            <text:p>0.2628038723</text:p>
          </table:table-cell>
          <table:table-cell office:value-type="float" office:value="0.990894374670461" calcext:value-type="float">
            <text:p>0.9908943747</text:p>
          </table:table-cell>
          <table:table-cell office:value-type="float" office:value="0.14669266785495" calcext:value-type="float">
            <text:p>0.1466926679</text:p>
          </table:table-cell>
          <table:table-cell office:value-type="float" office:value="0.67382919578813" calcext:value-type="float">
            <text:p>0.6738291958</text:p>
          </table:table-cell>
          <table:table-cell office:value-type="float" office:value="0.181597316870466" calcext:value-type="float">
            <text:p>0.1815973169</text:p>
          </table:table-cell>
        </table:table-row>
        <table:table-row table:style-name="ro1">
          <table:table-cell office:value-type="float" office:value="0.223653574939817" calcext:value-type="float">
            <text:p>0.2236535749</text:p>
          </table:table-cell>
          <table:table-cell office:value-type="float" office:value="0.928887847578153" calcext:value-type="float">
            <text:p>0.9288878476</text:p>
          </table:table-cell>
          <table:table-cell office:value-type="float" office:value="0.155665205325931" calcext:value-type="float">
            <text:p>0.1556652053</text:p>
          </table:table-cell>
          <table:table-cell office:value-type="float" office:value="0.38161453884095" calcext:value-type="float">
            <text:p>0.3816145388</text:p>
          </table:table-cell>
          <table:table-cell office:value-type="float" office:value="0.840206890134141" calcext:value-type="float">
            <text:p>0.8402068901</text:p>
          </table:table-cell>
        </table:table-row>
        <table:table-row table:style-name="ro1">
          <table:table-cell office:value-type="float" office:value="0.158827864797786" calcext:value-type="float">
            <text:p>0.1588278648</text:p>
          </table:table-cell>
          <table:table-cell office:value-type="float" office:value="0.860985080944374" calcext:value-type="float">
            <text:p>0.8609850809</text:p>
          </table:table-cell>
          <table:table-cell office:value-type="float" office:value="0.261804298730567" calcext:value-type="float">
            <text:p>0.2618042987</text:p>
          </table:table-cell>
          <table:table-cell office:value-type="float" office:value="0.407099489821121" calcext:value-type="float">
            <text:p>0.4070994898</text:p>
          </table:table-cell>
          <table:table-cell office:value-type="float" office:value="0.155705770710483" calcext:value-type="float">
            <text:p>0.1557057707</text:p>
          </table:table-cell>
        </table:table-row>
        <table:table-row table:style-name="ro1">
          <table:table-cell office:value-type="float" office:value="0.37546892859973" calcext:value-type="float">
            <text:p>0.3754689286</text:p>
          </table:table-cell>
          <table:table-cell office:value-type="float" office:value="0.767468948615715" calcext:value-type="float">
            <text:p>0.7674689486</text:p>
          </table:table-cell>
          <table:table-cell office:value-type="float" office:value="0.86605037166737" calcext:value-type="float">
            <text:p>0.8660503717</text:p>
          </table:table-cell>
          <table:table-cell office:value-type="float" office:value="0.57526318449527" calcext:value-type="float">
            <text:p>0.5752631845</text:p>
          </table:table-cell>
          <table:table-cell office:value-type="float" office:value="0.0473370524123311" calcext:value-type="float">
            <text:p>0.0473370524</text:p>
          </table:table-cell>
        </table:table-row>
        <table:table-row table:style-name="ro1">
          <table:table-cell office:value-type="float" office:value="0.0847040992230177" calcext:value-type="float">
            <text:p>0.0847040992</text:p>
          </table:table-cell>
          <table:table-cell office:value-type="float" office:value="0.0136011268477887" calcext:value-type="float">
            <text:p>0.0136011268</text:p>
          </table:table-cell>
          <table:table-cell office:value-type="float" office:value="0.435398100642487" calcext:value-type="float">
            <text:p>0.4353981006</text:p>
          </table:table-cell>
          <table:table-cell office:value-type="float" office:value="0.843384205596522" calcext:value-type="float">
            <text:p>0.8433842056</text:p>
          </table:table-cell>
          <table:table-cell office:value-type="float" office:value="0.122270022518933" calcext:value-type="float">
            <text:p>0.1222700225</text:p>
          </table:table-cell>
        </table:table-row>
        <table:table-row table:style-name="ro1">
          <table:table-cell office:value-type="float" office:value="0.1221751535777" calcext:value-type="float">
            <text:p>0.1221751536</text:p>
          </table:table-cell>
          <table:table-cell office:value-type="float" office:value="0.188825147226453" calcext:value-type="float">
            <text:p>0.1888251472</text:p>
          </table:table-cell>
          <table:table-cell office:value-type="float" office:value="0.926412474364042" calcext:value-type="float">
            <text:p>0.9264124744</text:p>
          </table:table-cell>
          <table:table-cell office:value-type="float" office:value="0.540304081514478" calcext:value-type="float">
            <text:p>0.5403040815</text:p>
          </table:table-cell>
          <table:table-cell office:value-type="float" office:value="0.61787418439053" calcext:value-type="float">
            <text:p>0.6178741844</text:p>
          </table:table-cell>
        </table:table-row>
        <table:table-row table:style-name="ro1">
          <table:table-cell office:value-type="float" office:value="0.939475214108825" calcext:value-type="float">
            <text:p>0.9394752141</text:p>
          </table:table-cell>
          <table:table-cell office:value-type="float" office:value="0.34684834186919" calcext:value-type="float">
            <text:p>0.3468483419</text:p>
          </table:table-cell>
          <table:table-cell office:value-type="float" office:value="0.938149454304948" calcext:value-type="float">
            <text:p>0.9381494543</text:p>
          </table:table-cell>
          <table:table-cell office:value-type="float" office:value="0.152288208249956" calcext:value-type="float">
            <text:p>0.1522882082</text:p>
          </table:table-cell>
          <table:table-cell office:value-type="float" office:value="0.374464491382241" calcext:value-type="float">
            <text:p>0.3744644914</text:p>
          </table:table-cell>
        </table:table-row>
        <table:table-row table:style-name="ro1">
          <table:table-cell office:value-type="float" office:value="0.432263960596174" calcext:value-type="float">
            <text:p>0.4322639606</text:p>
          </table:table-cell>
          <table:table-cell office:value-type="float" office:value="0.700616137590259" calcext:value-type="float">
            <text:p>0.7006161376</text:p>
          </table:table-cell>
          <table:table-cell office:value-type="float" office:value="0.530601802514866" calcext:value-type="float">
            <text:p>0.5306018025</text:p>
          </table:table-cell>
          <table:table-cell office:value-type="float" office:value="0.0019571422599256" calcext:value-type="float">
            <text:p>0.0019571423</text:p>
          </table:table-cell>
          <table:table-cell office:value-type="float" office:value="0.663796356180683" calcext:value-type="float">
            <text:p>0.6637963562</text:p>
          </table:table-cell>
        </table:table-row>
        <table:table-row table:style-name="ro1">
          <table:table-cell office:value-type="float" office:value="0.324145562946796" calcext:value-type="float">
            <text:p>0.3241455629</text:p>
          </table:table-cell>
          <table:table-cell office:value-type="float" office:value="0.94506982783787" calcext:value-type="float">
            <text:p>0.9450698278</text:p>
          </table:table-cell>
          <table:table-cell office:value-type="float" office:value="0.599880237132311" calcext:value-type="float">
            <text:p>0.5998802371</text:p>
          </table:table-cell>
          <table:table-cell office:value-type="float" office:value="0.00855952431447804" calcext:value-type="float">
            <text:p>0.0085595243</text:p>
          </table:table-cell>
          <table:table-cell office:value-type="float" office:value="0.771438547410071" calcext:value-type="float">
            <text:p>0.77143854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5" table:formula="of:=LINEST([.E2:.E10]; [.A2:.D10]; 1; 1)" office:value-type="float" office:value="-1.05190514932376" calcext:value-type="float">
            <text:p>-1.0519051493</text:p>
          </table:table-cell>
          <table:table-cell office:value-type="float" office:value="-0.113055880772561" calcext:value-type="float">
            <text:p>-0.1130558808</text:p>
          </table:table-cell>
          <table:table-cell office:value-type="float" office:value="-0.199577558362827" calcext:value-type="float">
            <text:p>-0.1995775584</text:p>
          </table:table-cell>
          <table:table-cell office:value-type="float" office:value="-0.553885253568197" calcext:value-type="float">
            <text:p>-0.5538852536</text:p>
          </table:table-cell>
          <table:table-cell office:value-type="float" office:value="1.20667402595763" calcext:value-type="float">
            <text:p>1.206674026</text:p>
          </table:table-cell>
        </table:table-row>
        <table:table-row table:style-name="ro1">
          <table:table-cell office:value-type="float" office:value="0.455987748663264" calcext:value-type="float">
            <text:p>0.4559877487</text:p>
          </table:table-cell>
          <table:table-cell office:value-type="float" office:value="0.445825466218306" calcext:value-type="float">
            <text:p>0.4458254662</text:p>
          </table:table-cell>
          <table:table-cell office:value-type="float" office:value="0.378297563439049" calcext:value-type="float">
            <text:p>0.3782975634</text:p>
          </table:table-cell>
          <table:table-cell office:value-type="float" office:value="0.513428931268582" calcext:value-type="float">
            <text:p>0.5134289313</text:p>
          </table:table-cell>
          <table:table-cell office:value-type="float" office:value="0.558915777522577" calcext:value-type="float">
            <text:p>0.5589157775</text:p>
          </table:table-cell>
        </table:table-row>
        <table:table-row table:style-name="ro1">
          <table:table-cell office:value-type="float" office:value="0.589907597008274" calcext:value-type="float">
            <text:p>0.589907597</text:p>
          </table:table-cell>
          <table:table-cell office:value-type="float" office:value="0.278208624006864" calcext:value-type="float">
            <text:p>0.278208624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1.43847482349039" calcext:value-type="float">
            <text:p>1.4384748235</text:p>
          </table:table-cell>
          <table:table-cell office:value-type="float" office:value="4" calcext:value-type="float">
            <text:p>4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</table:table-row>
        <table:table-row table:style-name="ro1">
          <table:table-cell office:value-type="float" office:value="0.445352026715445" calcext:value-type="float">
            <text:p>0.4453520267</text:p>
          </table:table-cell>
          <table:table-cell office:value-type="float" office:value="0.30960015388717" calcext:value-type="float">
            <text:p>0.3096001539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6:58:44.3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akshaiah musunuru</meta:initial-creator>
    <meta:creation-date>2015-06-29T09:22:22.88</meta:creation-date>
    <dc:date>2016-03-02T16:59:53.967000000</dc:date>
    <meta:editing-duration>PT3H2M51S</meta:editing-duration>
    <meta:editing-cycles>2</meta:editing-cycles>
    <meta:generator>LibreOffice/5.0.5.2$Windows_x86 LibreOffice_project/55b006a02d247b5f7215fc6ea0fde844b30035b3</meta:generator>
    <meta:document-statistic meta:table-count="3" meta:cell-count="75" meta:object-count="0"/>
  </office:meta>
</office:document-meta>
</file>